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8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N2] / 50)*0.15 + ([.O2] / 50)*0.15 + ([.P2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]; [.$AI$2:.$AJ$14]; 2; 0);  SUM(VLOOKUP([.T2]; [.$AI$2:.$AJ$14]; 2; 0) ))) + ([.U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2]; [.$AI$2:.$AJ$14]; 2; 0); VLOOKUP([.Z2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2] + [.Q2] + [.W2] + [.AA2]" office:value-type="float" office:value="0.301630434782609" calcext:value-type="float">
            <text:p>0.30163</text:p>
          </table:table-cell>
          <table:table-cell table:style-name="ce21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2]; [.$AL$2:.$AM$13]; 2; 0)" office:value-type="float" office:value="0" calcext:value-type="float">
            <text:p>0</text:p>
          </table:table-cell>
          <table:table-cell table:style-name="ce9" table:formula="of:=VLOOKUP([.AE2]; [.$AL$2:.$AM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7"/>
          <table:table-cell table:style-name="ce16" table:formula="of:=(([.N3] / 50)*0.15 + ([.O3] / 50)*0.15 + ([.P3] / 100)*0.2)" office:value-type="float" office:value="0.102" calcext:value-type="float">
            <text:p>0.10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3]; [.$AI$2:.$AJ$14]; 2; 0);  SUM(VLOOKUP([.T3]; [.$AI$2:.$AJ$14]; 2; 0) ))) + ([.U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3]; [.$AI$2:.$AJ$14]; 2; 0); VLOOKUP([.Z3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3] + [.Q3] + [.W3] + [.AA3]" office:value-type="float" office:value="0.292086956521739" calcext:value-type="float">
            <text:p>0.29209</text:p>
          </table:table-cell>
          <table:table-cell table:style-name="ce21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3]; [.$AL$2:.$AM$13]; 2; 0)" office:value-type="float" office:value="0" calcext:value-type="float">
            <text:p>0</text:p>
          </table:table-cell>
          <table:table-cell table:style-name="ce9" table:formula="of:=VLOOKUP([.AE3]; [.$AL$2:.$AM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7"/>
          <table:table-cell table:style-name="ce16" table:formula="of:=(([.N4] / 50)*0.15 + ([.O4] / 50)*0.15 + ([.P4] / 100)*0.2)" office:value-type="float" office:value="0.09" calcext:value-type="float">
            <text:p>0.09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4]; [.$AI$2:.$AJ$14]; 2; 0);  SUM(VLOOKUP([.T4]; [.$AI$2:.$AJ$14]; 2; 0) ))) + ([.U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4]; [.$AI$2:.$AJ$14]; 2; 0); VLOOKUP([.Z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4] + [.Q4] + [.W4] + [.AA4]" office:value-type="float" office:value="0.278565217391304" calcext:value-type="float">
            <text:p>0.27857</text:p>
          </table:table-cell>
          <table:table-cell table:style-name="ce21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4]; [.$AL$2:.$AM$13]; 2; 0)" office:value-type="float" office:value="0" calcext:value-type="float">
            <text:p>0</text:p>
          </table:table-cell>
          <table:table-cell table:style-name="ce9" table:formula="of:=VLOOKUP([.AE4]; [.$AL$2:.$AM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N5] / 50)*0.15 + ([.O5] / 50)*0.15 + ([.P5] / 100)*0.2)" office:value-type="float" office:value="0.129" calcext:value-type="float">
            <text:p>0.12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5]; [.$AI$2:.$AJ$14]; 2; 0);  SUM(VLOOKUP([.T5]; [.$AI$2:.$AJ$14]; 2; 0) ))) + ([.U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5]; [.$AI$2:.$AJ$14]; 2; 0); VLOOKUP([.Z5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5] + [.Q5] + [.W5] + [.AA5]" office:value-type="float" office:value="0.313576086956522" calcext:value-type="float">
            <text:p>0.31358</text:p>
          </table:table-cell>
          <table:table-cell table:style-name="ce21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5]; [.$AL$2:.$AM$13]; 2; 0)" office:value-type="float" office:value="0" calcext:value-type="float">
            <text:p>0</text:p>
          </table:table-cell>
          <table:table-cell table:style-name="ce9" table:formula="of:=VLOOKUP([.AE5]; [.$AL$2:.$AM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N6] / 50)*0.15 + ([.O6] / 50)*0.15 + ([.P6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6]; [.$AI$2:.$AJ$14]; 2; 0);  SUM(VLOOKUP([.T6]; [.$AI$2:.$AJ$14]; 2; 0) ))) + ([.U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6]; [.$AI$2:.$AJ$14]; 2; 0); VLOOKUP([.Z6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6] + [.Q6] + [.W6] + [.AA6]" office:value-type="float" office:value="0.328065217391304" calcext:value-type="float">
            <text:p>0.32807</text:p>
          </table:table-cell>
          <table:table-cell table:style-name="ce21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6]; [.$AL$2:.$AM$13]; 2; 0)" office:value-type="float" office:value="0" calcext:value-type="float">
            <text:p>0</text:p>
          </table:table-cell>
          <table:table-cell table:style-name="ce9" table:formula="of:=VLOOKUP([.AE6]; [.$AL$2:.$AM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N7] / 50)*0.15 + ([.O7] / 50)*0.15 + ([.P7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7]; [.$AI$2:.$AJ$14]; 2; 0);  SUM(VLOOKUP([.T7]; [.$AI$2:.$AJ$14]; 2; 0) ))) + ([.U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7]; [.$AI$2:.$AJ$14]; 2; 0); VLOOKUP([.Z7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7] + [.Q7] + [.W7] + [.AA7]" office:value-type="float" office:value="0.330315217391304" calcext:value-type="float">
            <text:p>0.33032</text:p>
          </table:table-cell>
          <table:table-cell table:style-name="ce21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7]; [.$AL$2:.$AM$13]; 2; 0)" office:value-type="float" office:value="0" calcext:value-type="float">
            <text:p>0</text:p>
          </table:table-cell>
          <table:table-cell table:style-name="ce9" table:formula="of:=VLOOKUP([.AE7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N8] / 50)*0.15 + ([.O8] / 50)*0.15 + ([.P8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8]; [.$AI$2:.$AJ$14]; 2; 0);  SUM(VLOOKUP([.T8]; [.$AI$2:.$AJ$14]; 2; 0) ))) + ([.U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8]; [.$AI$2:.$AJ$14]; 2; 0); VLOOKUP([.Z8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8] + [.Q8] + [.W8] + [.AA8]" office:value-type="float" office:value="0.330315217391304" calcext:value-type="float">
            <text:p>0.33032</text:p>
          </table:table-cell>
          <table:table-cell table:style-name="ce21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8]; [.$AL$2:.$AM$13]; 2; 0)" office:value-type="float" office:value="0" calcext:value-type="float">
            <text:p>0</text:p>
          </table:table-cell>
          <table:table-cell table:style-name="ce9" table:formula="of:=VLOOKUP([.AE8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N9] / 50)*0.15 + ([.O9] / 50)*0.15 + ([.P9] / 100)*0.2)" office:value-type="float" office:value="0.147" calcext:value-type="float">
            <text:p>0.147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S9]; [.$AI$2:.$AJ$14]; 2; 0);  SUM(VLOOKUP([.T9]; [.$AI$2:.$AJ$14]; 2; 0) ))) + ([.U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9]; [.$AI$2:.$AJ$14]; 2; 0); VLOOKUP([.Z9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9] + [.Q9] + [.W9] + [.AA9]" office:value-type="float" office:value="0.339260869565217" calcext:value-type="float">
            <text:p>0.33926</text:p>
          </table:table-cell>
          <table:table-cell table:style-name="ce21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9]; [.$AL$2:.$AM$13]; 2; 0)" office:value-type="float" office:value="0" calcext:value-type="float">
            <text:p>0</text:p>
          </table:table-cell>
          <table:table-cell table:style-name="ce9" table:formula="of:=VLOOKUP([.AE9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7"/>
          <table:table-cell table:style-name="ce16" table:formula="of:=(([.N10] / 50)*0.15 + ([.O10] / 50)*0.15 + ([.P10] / 100)*0.2)" office:value-type="float" office:value="0.108" calcext:value-type="float">
            <text:p>0.10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0]; [.$AI$2:.$AJ$14]; 2; 0);  SUM(VLOOKUP([.T10]; [.$AI$2:.$AJ$14]; 2; 0) ))) + ([.U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0]; [.$AI$2:.$AJ$14]; 2; 0); VLOOKUP([.Z10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0] + [.Q10] + [.W10] + [.AA10]" office:value-type="float" office:value="0.292065217391304" calcext:value-type="float">
            <text:p>0.29207</text:p>
          </table:table-cell>
          <table:table-cell table:style-name="ce21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10]; [.$AL$2:.$AM$13]; 2; 0)" office:value-type="float" office:value="0" calcext:value-type="float">
            <text:p>0</text:p>
          </table:table-cell>
          <table:table-cell table:style-name="ce9" table:formula="of:=VLOOKUP([.AE10]; [.$AL$2:.$AM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7"/>
          <table:table-cell table:style-name="ce16" table:formula="of:=(([.N11] / 50)*0.15 + ([.O11] / 50)*0.15 + ([.P11] / 100)*0.2)" office:value-type="float" office:value="0.114" calcext:value-type="float">
            <text:p>0.11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1]; [.$AI$2:.$AJ$14]; 2; 0);  SUM(VLOOKUP([.T11]; [.$AI$2:.$AJ$14]; 2; 0) ))) + ([.U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11]; [.$AI$2:.$AJ$14]; 2; 0); VLOOKUP([.Z11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11] + [.Q11] + [.W11] + [.AA11]" office:value-type="float" office:value="0.294880434782609" calcext:value-type="float">
            <text:p>0.29488</text:p>
          </table:table-cell>
          <table:table-cell table:style-name="ce21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11]; [.$AL$2:.$AM$13]; 2; 0)" office:value-type="float" office:value="0" calcext:value-type="float">
            <text:p>0</text:p>
          </table:table-cell>
          <table:table-cell table:style-name="ce9" table:formula="of:=VLOOKUP([.AE11]; [.$AL$2:.$AM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N12] / 50)*0.15 + ([.O12] / 50)*0.15 + ([.P12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2]; [.$AI$2:.$AJ$14]; 2; 0);  SUM(VLOOKUP([.T12]; [.$AI$2:.$AJ$14]; 2; 0) ))) + ([.U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2]; [.$AI$2:.$AJ$14]; 2; 0); VLOOKUP([.Z12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2] + [.Q12] + [.W12] + [.AA12]" office:value-type="float" office:value="0.326152173913044" calcext:value-type="float">
            <text:p>0.32615</text:p>
          </table:table-cell>
          <table:table-cell table:style-name="ce21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12]; [.$AL$2:.$AM$13]; 2; 0)" office:value-type="float" office:value="0" calcext:value-type="float">
            <text:p>0</text:p>
          </table:table-cell>
          <table:table-cell table:style-name="ce9" table:formula="of:=VLOOKUP([.AE12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style-name="ce7"/>
          <table:table-cell table:style-name="ce16" table:formula="of:=(([.N13] / 50)*0.15 + ([.O13] / 50)*0.15 + ([.P13] / 100)*0.2)" office:value-type="float" office:value="0.135" calcext:value-type="float">
            <text:p>0.13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3]; [.$AI$2:.$AJ$14]; 2; 0);  SUM(VLOOKUP([.T13]; [.$AI$2:.$AJ$14]; 2; 0) ))) + ([.U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3]; [.$AI$2:.$AJ$14]; 2; 0); VLOOKUP([.Z13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3] + [.Q13] + [.W13] + [.AA13]" office:value-type="float" office:value="0.312978260869565" calcext:value-type="float">
            <text:p>0.31298</text:p>
          </table:table-cell>
          <table:table-cell table:style-name="ce21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D13]; [.$AL$2:.$AM$13]; 2; 0)" office:value-type="float" office:value="0" calcext:value-type="float">
            <text:p>0</text:p>
          </table:table-cell>
          <table:table-cell table:style-name="ce9" table:formula="of:=VLOOKUP([.AE13]; [.$AL$2:.$AM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7"/>
          <table:table-cell table:style-name="ce16" table:formula="of:=(([.N14] / 50)*0.15 + ([.O14] / 50)*0.15 + ([.P14] / 100)*0.2)" office:value-type="float" office:value="0.12" calcext:value-type="float">
            <text:p>0.12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4]; [.$AI$2:.$AJ$14]; 2; 0);  SUM(VLOOKUP([.T14]; [.$AI$2:.$AJ$14]; 2; 0) ))) + ([.U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4]; [.$AI$2:.$AJ$14]; 2; 0); VLOOKUP([.Z1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4] + [.Q14] + [.W14] + [.AA14]" office:value-type="float" office:value="0.308565217391304" calcext:value-type="float">
            <text:p>0.30857</text:p>
          </table:table-cell>
          <table:table-cell table:style-name="ce21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14]; [.$AL$2:.$AM$13]; 2; 0)" office:value-type="float" office:value="0" calcext:value-type="float">
            <text:p>0</text:p>
          </table:table-cell>
          <table:table-cell table:style-name="ce9" table:formula="of:=VLOOKUP([.AE14]; [.$AL$2:.$AM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N15] / 50)*0.15 + ([.O15] / 50)*0.15 + ([.P15] / 100)*0.2)" office:value-type="float" office:value="0.129" calcext:value-type="float">
            <text:p>0.129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5]; [.$AI$2:.$AJ$14]; 2; 0);  SUM(VLOOKUP([.T15]; [.$AI$2:.$AJ$14]; 2; 0) ))) + ([.U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5]; [.$AI$2:.$AJ$14]; 2; 0); VLOOKUP([.Z15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5] + [.Q15] + [.W15] + [.AA15]" office:value-type="float" office:value="0.320608695652174" calcext:value-type="float">
            <text:p>0.32061</text:p>
          </table:table-cell>
          <table:table-cell table:style-name="ce21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15]; [.$AL$2:.$AM$13]; 2; 0)" office:value-type="float" office:value="0" calcext:value-type="float">
            <text:p>0</text:p>
          </table:table-cell>
          <table:table-cell table:style-name="ce9" table:formula="of:=VLOOKUP([.AE15]; [.$AL$2:.$AM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N16] / 50)*0.15 + ([.O16] / 50)*0.15 + ([.P16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6]; [.$AI$2:.$AJ$14]; 2; 0);  SUM(VLOOKUP([.T16]; [.$AI$2:.$AJ$14]; 2; 0) ))) + ([.U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16]; [.$AI$2:.$AJ$14]; 2; 0); VLOOKUP([.Z16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16] + [.Q16] + [.W16] + [.AA16]" office:value-type="float" office:value="0.322065217391304" calcext:value-type="float">
            <text:p>0.32207</text:p>
          </table:table-cell>
          <table:table-cell table:style-name="ce21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16]; [.$AL$2:.$AM$13]; 2; 0)" office:value-type="float" office:value="0" calcext:value-type="float">
            <text:p>0</text:p>
          </table:table-cell>
          <table:table-cell table:style-name="ce9" table:formula="of:=VLOOKUP([.AE16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style-name="ce7"/>
          <table:table-cell table:style-name="ce16" table:formula="of:=(([.N17] / 50)*0.15 + ([.O17] / 50)*0.15 + ([.P17] / 100)*0.2)" office:value-type="float" office:value="0.123" calcext:value-type="float">
            <text:p>0.12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7]; [.$AI$2:.$AJ$14]; 2; 0);  SUM(VLOOKUP([.T17]; [.$AI$2:.$AJ$14]; 2; 0) ))) + ([.U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17]; [.$AI$2:.$AJ$14]; 2; 0); VLOOKUP([.Z17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17] + [.Q17] + [.W17] + [.AA17]" office:value-type="float" office:value="0.306054347826087" calcext:value-type="float">
            <text:p>0.30605</text:p>
          </table:table-cell>
          <table:table-cell table:style-name="ce21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D17]; [.$AL$2:.$AM$13]; 2; 0)" office:value-type="float" office:value="0" calcext:value-type="float">
            <text:p>0</text:p>
          </table:table-cell>
          <table:table-cell table:style-name="ce9" table:formula="of:=VLOOKUP([.AE17]; [.$AL$2:.$AM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N18] / 50)*0.15 + ([.O18] / 50)*0.15 + ([.P18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S18]; [.$AI$2:.$AJ$14]; 2; 0);  SUM(VLOOKUP([.T18]; [.$AI$2:.$AJ$14]; 2; 0) ))) + ([.U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Y18]; [.$AI$2:.$AJ$14]; 2; 0); VLOOKUP([.Z18]; [.$AI$2:.$AJ$14]; 2; 0))) / 200 * 0.15" office:value-type="float" office:value="0" calcext:value-type="float">
            <text:p>0.00000</text:p>
          </table:table-cell>
          <table:table-cell/>
          <table:table-cell table:style-name="ce19" table:formula="of:=[.L18] + [.Q18] + [.W18] + [.AA18]" office:value-type="float" office:value="0.179391304347826" calcext:value-type="float">
            <text:p>0.17939</text:p>
          </table:table-cell>
          <table:table-cell table:style-name="ce21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D18]; [.$AL$2:.$AM$13]; 2; 0)" office:value-type="float" office:value="0" calcext:value-type="float">
            <text:p>0</text:p>
          </table:table-cell>
          <table:table-cell table:style-name="ce9" table:formula="of:=VLOOKUP([.AE18]; [.$AL$2:.$AM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N19] / 50)*0.15 + ([.O19] / 50)*0.15 + ([.P19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9]; [.$AI$2:.$AJ$14]; 2; 0);  SUM(VLOOKUP([.T19]; [.$AI$2:.$AJ$14]; 2; 0) ))) + ([.U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9]; [.$AI$2:.$AJ$14]; 2; 0); VLOOKUP([.Z19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9] + [.Q19] + [.W19] + [.AA19]" office:value-type="float" office:value="0.314565217391304" calcext:value-type="float">
            <text:p>0.31457</text:p>
          </table:table-cell>
          <table:table-cell table:style-name="ce21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D19]; [.$AL$2:.$AM$13]; 2; 0)" office:value-type="float" office:value="0" calcext:value-type="float">
            <text:p>0</text:p>
          </table:table-cell>
          <table:table-cell table:style-name="ce9" table:formula="of:=VLOOKUP([.AE19]; [.$AL$2:.$AM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 table:formula="of:=(([.N20] / 50)*0.15 + ([.O20] / 50)*0.15 + ([.P20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0]; [.$AI$2:.$AJ$14]; 2; 0);  SUM(VLOOKUP([.T20]; [.$AI$2:.$AJ$14]; 2; 0) ))) + ([.U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20]; [.$AI$2:.$AJ$14]; 2; 0); VLOOKUP([.Z20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20] + [.Q20] + [.W20] + [.AA20]" office:value-type="float" office:value="0.185663043478261" calcext:value-type="float">
            <text:p>0.18566</text:p>
          </table:table-cell>
          <table:table-cell table:style-name="ce21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D20]; [.$AL$2:.$AM$13]; 2; 0)" office:value-type="float" office:value="0" calcext:value-type="float">
            <text:p>0</text:p>
          </table:table-cell>
          <table:table-cell table:style-name="ce9" table:formula="of:=VLOOKUP([.AE20]; [.$AL$2:.$AM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6" table:formula="of:=(([.N21] / 50)*0.15 + ([.O21] / 50)*0.15 + ([.P21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1]; [.$AI$2:.$AJ$14]; 2; 0);  SUM(VLOOKUP([.T21]; [.$AI$2:.$AJ$14]; 2; 0) ))) + ([.U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21]; [.$AI$2:.$AJ$14]; 2; 0); VLOOKUP([.Z21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21] + [.Q21] + [.W21] + [.AA21]" office:value-type="float" office:value="0.178630434782609" calcext:value-type="float">
            <text:p>0.17863</text:p>
          </table:table-cell>
          <table:table-cell table:style-name="ce21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21]; [.$AL$2:.$AM$13]; 2; 0)" office:value-type="float" office:value="0" calcext:value-type="float">
            <text:p>0</text:p>
          </table:table-cell>
          <table:table-cell table:style-name="ce9" table:formula="of:=VLOOKUP([.AE21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6" table:formula="of:=(([.N22] / 50)*0.15 + ([.O22] / 50)*0.15 + ([.P22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2]; [.$AI$2:.$AJ$14]; 2; 0);  SUM(VLOOKUP([.T22]; [.$AI$2:.$AJ$14]; 2; 0) ))) + ([.U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22]; [.$AI$2:.$AJ$14]; 2; 0); VLOOKUP([.Z22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22] + [.Q22] + [.W22] + [.AA22]" office:value-type="float" office:value="0.186826086956522" calcext:value-type="float">
            <text:p>0.18683</text:p>
          </table:table-cell>
          <table:table-cell table:style-name="ce21" table:formula="of:=IF([.AC22]&gt;=0.9875;&quot;A+&quot;;  IF([.AC22]&gt;=0.94; &quot;A&quot;; IF([.AC22]&gt;=0.9; &quot;A-&quot;; IF([.AC22]&gt;=0.87; &quot;B+&quot;; IF([.AC22]&gt;=0.84;&quot;B&quot;; IF([.AC22]&gt;=0.8; &quot;B-&quot;; IF([.AC22]&gt;=0.77; &quot;C+&quot;; IF([.AC22]&gt;=0.74;&quot;C&quot;; IF([.AC22]&gt;=0.7; &quot;C-&quot;; IF([.AC22]&gt;=0.67; &quot;D+&quot;; IF([.AC22]&gt;=0.64;&quot;D&quot;; IF([.AC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22]; [.$AL$2:.$AM$13]; 2; 0)" office:value-type="float" office:value="0" calcext:value-type="float">
            <text:p>0</text:p>
          </table:table-cell>
          <table:table-cell table:style-name="ce9" table:formula="of:=VLOOKUP([.AE22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 table:formula="of:=(([.N23] / 50)*0.15 + ([.O23] / 50)*0.15 + ([.P23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3]; [.$AI$2:.$AJ$14]; 2; 0);  SUM(VLOOKUP([.T23]; [.$AI$2:.$AJ$14]; 2; 0) ))) + ([.U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23]; [.$AI$2:.$AJ$14]; 2; 0); VLOOKUP([.Z23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23] + [.Q23] + [.W23] + [.AA23]" office:value-type="float" office:value="0.190010869565217" calcext:value-type="float">
            <text:p>0.19001</text:p>
          </table:table-cell>
          <table:table-cell table:style-name="ce21" table:formula="of:=IF([.AC23]&gt;=0.9875;&quot;A+&quot;;  IF([.AC23]&gt;=0.94; &quot;A&quot;; IF([.AC23]&gt;=0.9; &quot;A-&quot;; IF([.AC23]&gt;=0.87; &quot;B+&quot;; IF([.AC23]&gt;=0.84;&quot;B&quot;; IF([.AC23]&gt;=0.8; &quot;B-&quot;; IF([.AC23]&gt;=0.77; &quot;C+&quot;; IF([.AC23]&gt;=0.74;&quot;C&quot;; IF([.AC23]&gt;=0.7; &quot;C-&quot;; IF([.AC23]&gt;=0.67; &quot;D+&quot;; IF([.AC23]&gt;=0.64;&quot;D&quot;; IF([.AC2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23]; [.$AL$2:.$AM$13]; 2; 0)" office:value-type="float" office:value="0" calcext:value-type="float">
            <text:p>0</text:p>
          </table:table-cell>
          <table:table-cell table:style-name="ce9" table:formula="of:=VLOOKUP([.AE23]; [.$AL$2:.$AM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6" table:formula="of:=(([.N24] / 50)*0.15 + ([.O24] / 50)*0.15 + ([.P24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4]; [.$AI$2:.$AJ$14]; 2; 0);  SUM(VLOOKUP([.T24]; [.$AI$2:.$AJ$14]; 2; 0) ))) + ([.U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24]; [.$AI$2:.$AJ$14]; 2; 0); VLOOKUP([.Z2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24] + [.Q24] + [.W24] + [.AA24]" office:value-type="float" office:value="0.188565217391304" calcext:value-type="float">
            <text:p>0.18857</text:p>
          </table:table-cell>
          <table:table-cell table:style-name="ce21" table:formula="of:=IF([.AC24]&gt;=0.9875;&quot;A+&quot;;  IF([.AC24]&gt;=0.94; &quot;A&quot;; IF([.AC24]&gt;=0.9; &quot;A-&quot;; IF([.AC24]&gt;=0.87; &quot;B+&quot;; IF([.AC24]&gt;=0.84;&quot;B&quot;; IF([.AC24]&gt;=0.8; &quot;B-&quot;; IF([.AC24]&gt;=0.77; &quot;C+&quot;; IF([.AC24]&gt;=0.74;&quot;C&quot;; IF([.AC24]&gt;=0.7; &quot;C-&quot;; IF([.AC24]&gt;=0.67; &quot;D+&quot;; IF([.AC24]&gt;=0.64;&quot;D&quot;; IF([.AC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24]; [.$AL$2:.$AM$13]; 2; 0)" office:value-type="float" office:value="0" calcext:value-type="float">
            <text:p>0</text:p>
          </table:table-cell>
          <table:table-cell table:style-name="ce9" table:formula="of:=VLOOKUP([.AE24]; [.$AL$2:.$AM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6" table:formula="of:=(([.N25] / 50)*0.15 + ([.O25] / 50)*0.15 + ([.P25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S25]; [.$AI$2:.$AJ$14]; 2; 0);  SUM(VLOOKUP([.T25]; [.$AI$2:.$AJ$14]; 2; 0) ))) + ([.U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25]; [.$AI$2:.$AJ$14]; 2; 0); VLOOKUP([.Z25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25] + [.Q25] + [.W25] + [.AA25]" office:value-type="float" office:value="0.181065217391304" calcext:value-type="float">
            <text:p>0.18107</text:p>
          </table:table-cell>
          <table:table-cell table:style-name="ce21" table:formula="of:=IF([.AC25]&gt;=0.9875;&quot;A+&quot;;  IF([.AC25]&gt;=0.94; &quot;A&quot;; IF([.AC25]&gt;=0.9; &quot;A-&quot;; IF([.AC25]&gt;=0.87; &quot;B+&quot;; IF([.AC25]&gt;=0.84;&quot;B&quot;; IF([.AC25]&gt;=0.8; &quot;B-&quot;; IF([.AC25]&gt;=0.77; &quot;C+&quot;; IF([.AC25]&gt;=0.74;&quot;C&quot;; IF([.AC25]&gt;=0.7; &quot;C-&quot;; IF([.AC25]&gt;=0.67; &quot;D+&quot;; IF([.AC25]&gt;=0.64;&quot;D&quot;; IF([.AC2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25]; [.$AL$2:.$AM$13]; 2; 0)" office:value-type="float" office:value="0" calcext:value-type="float">
            <text:p>0</text:p>
          </table:table-cell>
          <table:table-cell table:style-name="ce9" table:formula="of:=VLOOKUP([.AE25]; [.$AL$2:.$AM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11"/>
          <table:table-cell table:style-name="ce12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/>
          <table:table-cell table:style-name="ce7"/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11"/>
          <table:table-cell table:style-name="ce12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/>
          <table:table-cell table:style-name="ce7"/>
          <table:table-cell table:number-columns-repeated="12"/>
          <table:table-cell table:style-name="ce21" table:formula="of:=AVERAGE([.AC2:.AC25])" office:value-type="float" office:value="0.275079257246377" calcext:value-type="float">
            <text:p>0.2750792572</text:p>
          </table:table-cell>
          <table:table-cell table:style-name="ce17" table:number-columns-repeated="2"/>
          <table:table-cell table:style-name="ce21" table:formula="of:=AVERAGE([.AF2:.AF25])" office:value-type="float" office:value="0" calcext:value-type="float">
            <text:p>0</text:p>
          </table:table-cell>
          <table:table-cell table:style-name="ce21" table:formula="of:=AVERAGE([.AG2:.AG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2:10:49.394961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0T15:04:47.717771192</dc:date>
    <dc:creator>Gregory Kapfhammer</dc:creator>
    <meta:editing-duration>P30DT19H30M10S</meta:editing-duration>
    <meta:editing-cycles>340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20" meta:object-count="0"/>
  </office:meta>
</office:document-meta>
</file>